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style:min-row-height="7.216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2.9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officeooo:paragraph-rsid="000dc561"/>
    </style:style>
    <style:style style:name="P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paragraph-rsid="0001da38" style:font-size-asian="12pt" style:font-style-asian="italic" style:font-weight-asian="bold"/>
    </style:style>
    <style:style style:name="P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8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1e703c"/>
    </style:style>
    <style:style style:name="P9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10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0474d" officeooo:paragraph-rsid="0010474d"/>
    </style:style>
    <style:style style:name="P11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style:use-window-font-color="true" loext:opacity="0%" style:font-name="Times New Roman" fo:font-size="12pt" fo:language="fr" fo:country="FR" fo:font-style="normal" fo:font-weight="normal" officeooo:rsid="001e703c" officeooo:paragraph-rsid="0020b9de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style:use-window-font-color="true" loext:opacity="0%" style:font-name="Times New Roman" fo:font-size="12pt" fo:language="fr" fo:country="FR" fo:font-style="normal" style:text-underline-style="none" fo:font-weight="normal" officeooo:rsid="00066c68" officeooo:paragraph-rsid="00179303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14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7" style:family="paragraph" style:parent-style-name="Standard"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9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0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21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22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23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4" style:family="paragraph" style:parent-style-name="Standard">
      <style:paragraph-properties fo:margin-left="2.251cm" fo:margin-right="0cm" fo:text-indent="-2.251cm" style:auto-text-indent="false"/>
      <style:text-properties fo:font-size="11pt" style:font-size-asian="11pt"/>
    </style:style>
    <style:style style:name="P25" style:family="paragraph" style:parent-style-name="Standard">
      <style:paragraph-properties fo:margin-left="2.251cm" fo:margin-right="0cm" fo:text-indent="-2.251cm" style:auto-text-indent="false"/>
      <style:text-properties officeooo:paragraph-rsid="0001da38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style:use-window-font-color="true" loext:opacity="0%" style:font-name="Times New Roman" fo:font-size="12pt" fo:language="fr" fo:country="FR" fo:font-style="normal" style:text-underline-style="none" fo:font-weight="normal" officeooo:rsid="0020b9de" officeooo:paragraph-rsid="000c2826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08e1b5" style:font-size-asian="12pt" style:font-style-asian="italic" style:font-weight-asian="bold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bold" style:font-size-asian="12pt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fo:font-style="normal" fo:font-weight="normal" officeooo:rsid="0020b9de" style:font-style-asian="normal" style:font-weight-asian="normal"/>
    </style:style>
    <style:style style:name="T12" style:family="text">
      <style:text-properties officeooo:rsid="0001da38"/>
    </style:style>
    <style:style style:name="T13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14" style:family="text">
      <style:text-properties style:use-window-font-color="true" loext:opacity="0%" style:font-name="Times New Roman" fo:font-size="12pt" fo:language="fr" fo:country="FR" fo:font-style="normal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use-window-font-color="true" loext:opacity="0%" style:font-name="Times New Roman" fo:font-size="12pt" fo:language="fr" fo:country="FR" fo:font-style="normal" fo:font-weight="normal" officeooo:rsid="00124778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style:use-window-font-color="true" loext:opacity="0%" style:font-name="Times New Roman" fo:font-size="12pt" fo:language="fr" fo:country="FR" fo:font-style="normal" fo:font-weight="normal" officeooo:rsid="0012984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style:use-window-font-color="true" loext:opacity="0%" style:font-name="Times New Roman" fo:font-size="12pt" fo:language="fr" fo:country="FR" fo:font-style="normal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use-window-font-color="true" loext:opacity="0%" style:font-name="Times New Roman" fo:font-size="12pt" fo:language="fr" fo:country="FR" fo:font-style="normal" fo:font-weight="normal" officeooo:rsid="0020b9de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use-window-font-color="true" loext:opacity="0%" style:font-name="Times New Roman" fo:font-size="12pt" fo:language="fr" fo:country="FR" fo:font-style="normal" fo:font-weight="normal" officeooo:rsid="0020c37e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style:use-window-font-color="true" loext:opacity="0%" style:font-name="Times New Roman" fo:font-size="12pt" fo:language="fr" fo:country="FR" fo:font-style="normal" fo:font-weight="normal" officeooo:rsid="000dc561" style:font-name-asian="Times New Roman" style:font-size-asian="12pt" style:font-style-asian="normal" style:font-weight-asian="normal" style:font-name-complex="Times New Roman" style:font-size-complex="10pt"/>
    </style:style>
    <style:style style:name="T22" style:family="text">
      <style:text-properties style:use-window-font-color="true" loext:opacity="0%" style:font-name="Times New Roman" fo:font-size="12pt" fo:language="fr" fo:country="FR" fo:font-style="normal" fo:font-weight="normal" officeooo:rsid="0020b9de" style:font-name-asian="Times New Roman" style:font-size-asian="12pt" style:font-style-asian="normal" style:font-weight-asian="normal" style:font-name-complex="Times New Roman" style:font-size-complex="10pt"/>
    </style:style>
    <style:style style:name="T23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4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0b9de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5" style:family="text">
      <style:text-properties style:use-window-font-color="true" loext:opacity="0%" style:font-name="Times New Roman" fo:font-size="11pt" fo:language="fr" fo:country="FR" officeooo:rsid="001d831b" style:font-name-asian="Times New Roman" style:font-size-asian="11pt" style:font-name-complex="Times New Roman" style:font-size-complex="10pt"/>
    </style:style>
    <style:style style:name="T26" style:family="text">
      <style:text-properties style:use-window-font-color="true" loext:opacity="0%" style:font-name="Times New Roman" fo:font-size="11pt" fo:language="fr" fo:country="FR" officeooo:rsid="00238867" style:font-name-asian="Times New Roman" style:font-size-asian="11pt" style:font-name-complex="Times New Roman" style:font-size-complex="10pt"/>
    </style:style>
    <style:style style:name="T27" style:family="text">
      <style:text-properties style:text-underline-style="none" officeooo:rsid="0001da38"/>
    </style:style>
    <style:style style:name="T28" style:family="text">
      <style:text-properties fo:font-size="11pt" officeooo:rsid="0001da38" style:font-size-asian="11pt"/>
    </style:style>
    <style:style style:name="T29" style:family="text">
      <style:text-properties officeooo:rsid="001f7b3f"/>
    </style:style>
    <style:style style:name="T30" style:family="text">
      <style:text-properties officeooo:rsid="0020b9de"/>
    </style:style>
    <style:style style:name="T31" style:family="text">
      <style:text-properties officeooo:rsid="0020c37e"/>
    </style:style>
    <style:style style:name="T3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/>
            <text:p text:style-name="P23">STAGE ANR MARITEM</text:p>
            <text:p text:style-name="P23">ENC M2 TNAH</text:p>
            <text:p text:style-name="P13"/>
            <text:p text:style-name="P13"/>
          </table:table-cell>
          <table:table-cell table:style-name="Table1.B1" office:value-type="string">
            <text:p text:style-name="P14"/>
            <text:p text:style-name="P15"/>
            <text:p text:style-name="P16">C.R. REUNION <text:span text:style-name="T29">5</text:span></text:p>
          </table:table-cell>
          <table:table-cell table:style-name="Table1.C1" table:number-columns-spanned="2" office:value-type="string">
            <text:p text:style-name="P18"/>
            <text:p text:style-name="P17">Date<text:tab/>: <text:span text:style-name="T29">30</text:span>/0<text:span text:style-name="T12">3</text:span>/20<text:span text:style-name="T12">21</text:span></text:p>
            <text:p text:style-name="P17">Auteur<text:tab/>: <text:span text:style-name="T12">Pierre </text:span>Tuloup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19"/>
            <text:p text:style-name="Standard"><text:span text:style-name="T2">Participants</text:span><text:span text:style-name="T1"> :</text:span><text:tab/></text:p>
            <text:p text:style-name="P25"><text:span text:style-name="T28">Mme </text:span><text:span text:style-name="T26">Chaillou-Amadieu</text:span><text:span text:style-name="T28">, Mr Tuloup</text:span></text:p>
            <text:p text:style-name="P24"/>
          </table:table-cell>
          <table:covered-table-cell/>
          <table:covered-table-cell/>
          <table:table-cell table:style-name="Table1.D2" office:value-type="string">
            <text:p text:style-name="P21"/>
          </table:table-cell>
        </table:table-row>
        <table:table-row table:style-name="Table1.3">
          <table:table-cell table:style-name="Table1.A3" table:number-columns-spanned="4" office:value-type="string">
            <text:p text:style-name="P2"><text:span text:style-name="T13">Objectif</text:span><text:span text:style-name="T10"> : </text:span><text:span text:style-name="T11">E</text:span><text:span text:style-name="T22">changes sur la transformation des fichiers JSON vers XML ainsi que sur la future Database.</text:span></text:p>
            <text:p text:style-name="P3"><text:span text:style-name="T21">Prochaine réunion : </text:span><text:span text:style-name="T22">avril 2021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4"/>
            <text:p text:style-name="P6"><text:span text:style-name="T3">Résumé</text:span><text:span text:style-name="T6"> :</text:span></text:p>
            <text:p text:style-name="P7"><text:span text:style-name="T14">- </text:span><text:span text:style-name="T15">Echanges relatifs à </text:span><text:span text:style-name="T17">l’</text:span><text:span text:style-name="T19">utilisation de Verovio et de Lilypond pour les fichiers XML MEI.</text:span></text:p>
            <text:p text:style-name="P7"><text:span text:style-name="T15">- </text:span><text:span text:style-name="T19">Présentation du script Python permettant une conversion JSON vers XML</text:span></text:p>
            <text:p text:style-name="P8"><text:span text:style-name="T16">- </text:span><text:span text:style-name="T18">Discussions sur l</text:span><text:span text:style-name="T19">a construction de la future Database, notamment au sujet des abréviations. Prendre notamment exemple sur la Database </text:span><text:span text:style-name="T20">Lyrik des Deutschen Mittelalters (</text:span><text:a xlink:type="simple" xlink:href="http://www.ldm-digital.de/lieder.php" text:style-name="Internet_20_link" text:visited-style-name="Visited_20_Internet_20_Link">http://www.ldm-digital.de/lieder.php</text:a><text:span text:style-name="T20">)</text:span><text:span text:style-name="T19">.</text:span></text:p>
            <text:p text:style-name="P8"><text:span text:style-name="T19">- </text:span><text:span text:style-name="T20">Pour la Database livrable : intégrer un module de recherche texte et musique.</text:span></text:p>
            <text:p text:style-name="P10"><text:span text:style-name="T5">R</text:span><text:span text:style-name="T4">emarques</text:span><text:span text:style-name="T7"> </text:span><text:span text:style-name="T9">:</text:span><text:span text:style-name="T8"> </text:span></text:p>
            <text:p text:style-name="P11">- <text:span text:style-name="T30">Les balises </text:span><text:span text:style-name="T31">XML correspondant aux clés </text:span><text:span text:style-name="T30">JSON doivent être transformées en balises traitables en XML MEI.</text:span></text:p>
            <text:p text:style-name="P11">- <text:span text:style-name="T30">Possibilité d’une transformation par XSLT.</text:span></text:p>
            <text:p text:style-name="P11">- Prochain point d’échange : <text:span text:style-name="T31">avril 2021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<text:span text:style-name="T12">Actions </text:span><text:span text:style-name="T27">:</text:span></text:p>
            <text:p text:style-name="P9"><text:span text:style-name="T23">- </text:span><text:span text:style-name="T24">Possibilité de transformer à l’aide de Verovio le document XML en fichier image (svg) ou pdf.</text:span></text:p>
            <text:p text:style-name="P27"/>
            <text:p text:style-name="P27">- Adapter le balisage de la MEI aux balises des deux fichiers output.xml et output₂.xml</text:p>
            <text:p text:style-name="P12"/>
          </table:table-cell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3-30T16:49:08.506405135</dc:date>
    <meta:print-date>2002-06-11T10:46:00</meta:print-date>
    <meta:editing-cycles>20</meta:editing-cycles>
    <meta:editing-duration>PT6H51M9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22" meta:word-count="180" meta:character-count="1106" meta:non-whitespace-character-count="948"/>
  </office:meta>
</office:document-meta>
</file>